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3000004B08068996439F655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  <style:paragraph-properties style:writing-mode="lr-tb"/>
    </style:style>
    <style:style style:name="gr19" style:family="graphic" style:parent-style-name="objectwithoutfill">
      <style:graphic-properties draw:stroke="dash" draw:stroke-dash="Long_20_Dot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4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5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8068996439F655A0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286cm" svg:height="0.763cm" svg:x="13.77cm" svg:y="7.82cm">
          <draw:text-box>
            <text:p text:style-name="P7"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8" draw:layer="layout" svg:width="2.286cm" svg:height="0.763cm" svg:x="14.632cm" svg:y="5.588cm">
          <draw:text-box>
            <text:p text:style-name="P7"><text:span text:style-name="T2">Radius r</text:span></text:p>
          </draw:text-box>
        </draw:frame>
        <draw:frame draw:style-name="gr14" draw:text-style-name="P8" draw:layer="layout" svg:width="2.64cm" svg:height="1.275cm" svg:x="16.664cm" svg:y="9.597cm">
          <draw:text-box>
            <text:p text:style-name="P7"><text:span text:style-name="T2">Radius R</text:span></text:p>
          </draw:text-box>
        </draw:frame>
        <draw:frame draw:style-name="gr14" draw:text-style-name="P8" draw:layer="layout" svg:width="2.594cm" svg:height="1.275cm" svg:x="10.598cm" svg:y="11.58cm">
          <draw:text-box>
            <text:p text:style-name="P7"><text:span text:style-name="T3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4" draw:text-style-name="P10" draw:layer="layout" svg:width="2.594cm" svg:height="1.275cm" svg:x="24.738cm" svg:y="14.324cm">
          <draw:text-box>
            <text:p text:style-name="P9"><text:span text:style-name="T4">x</text:span></text:p>
          </draw:text-box>
        </draw:frame>
        <draw:frame draw:style-name="gr14" draw:text-style-name="P10" draw:layer="layout" svg:width="2.594cm" svg:height="1.275cm" svg:x="6.196cm" svg:y="1.27cm">
          <draw:text-box>
            <text:p text:style-name="P9"><text:span text:style-name="T4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6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6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2.954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4" draw:layer="layout" svg:width="1.27cm" svg:height="1.673cm" svg:x="1.371cm" svg:y="2.455cm">
          <draw:text-box>
            <text:p><text:span text:style-name="T1">z2</text:span></text:p>
          </draw:text-box>
        </draw:frame>
        <draw:frame draw:style-name="gr18" draw:text-style-name="P4" draw:layer="layout" svg:width="1.27cm" svg:height="1.201cm" svg:x="1.271cm" svg:y="9.721cm">
          <draw:text-box>
            <text:p><text:span text:style-name="T1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634cm" svg:y1="10.157cm" svg:x2="8.635cm" svg:y2="12.761cm">
          <text:p/>
        </draw:line>
        <draw:line draw:style-name="gr19" draw:text-style-name="P2" draw:layer="layout" svg:x1="7.974cm" svg:y1="3.81cm" svg:x2="11.684cm" svg:y2="11.938cm">
          <text:p/>
        </draw:line>
        <draw:line draw:style-name="gr5" draw:text-style-name="P2" draw:layer="layout" svg:x1="8.644cm" svg:y1="10.922cm" svg:x2="11.176cm" svg:y2="10.922cm">
          <text:p/>
        </draw:line>
        <draw:frame draw:style-name="gr20" draw:text-style-name="P12" draw:layer="layout" svg:width="2.794cm" svg:height="1.361cm" svg:x="8.99cm" svg:y="10.976cm">
          <draw:text-box>
            <text:p text:style-name="P11"><text:span text:style-name="T5">Δ</text:span><text:span text:style-name="T5">x, Δϴ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10:37:58.739215886</meta:creation-date>
    <dc:date>2020-06-02T11:48:27.804144777</dc:date>
    <meta:editing-duration>PT2H29M17S</meta:editing-duration>
    <meta:editing-cycles>36</meta:editing-cycles>
    <meta:generator>LibreOffice/6.4.3.2$Linux_X86_64 LibreOffice_project/40$Build-2</meta:generator>
    <meta:document-statistic meta:object-count="103"/>
  </office:meta>
</office:document-meta>
</file>